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n" fo:country="US" officeooo:paragraph-rsid="0016b956"/>
    </style:style>
    <style:style style:name="P2" style:family="paragraph" style:parent-style-name="Heading_20_1">
      <style:text-properties fo:language="en" fo:country="US" officeooo:rsid="0016b956" officeooo:paragraph-rsid="0016b956"/>
    </style:style>
    <style:style style:name="P3" style:family="paragraph" style:parent-style-name="Heading_20_1">
      <style:paragraph-properties fo:break-before="page"/>
      <style:text-properties officeooo:rsid="0016b956" officeooo:paragraph-rsid="0016b956"/>
    </style:style>
    <style:style style:name="P4" style:family="paragraph" style:parent-style-name="Text_20_body" style:list-style-name="L1">
      <style:text-properties officeooo:paragraph-rsid="0016b956"/>
    </style:style>
    <style:style style:name="P5" style:family="paragraph" style:parent-style-name="Text_20_body" style:list-style-name="L1">
      <style:text-properties officeooo:rsid="0016b956" officeooo:paragraph-rsid="0016b956"/>
    </style:style>
    <style:style style:name="T1" style:family="text">
      <style:text-properties officeooo:rsid="0016b95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First page</text:h>
      <text:p text:style-name="P1"/>
      <text:h text:style-name="P3" text:outline-level="1">Second page</text:h>
      <text:list text:style-name="L1">
        <text:list-item>
          <text:p text:style-name="P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item>
        <text:list-item>
          <text:p text:style-name="P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item>
        <text:list-item>
          <text:p text:style-name="P4"><text:span text:style-name="T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text:span><text:soft-page-break/><text:span text:style-name="T1">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text:list-item>
        <text:list-item>
          <text:p text:style-name="P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FandolFang R"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FandolFang R"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los Vajna</meta:initial-creator>
    <meta:creation-date>2024-07-15T13:31:18.330763002</meta:creation-date>
    <dc:date>2024-07-15T14:02:18.243356198</dc:date>
    <dc:creator>Miklos Vajna</dc:creator>
    <meta:editing-duration>PT2M25S</meta:editing-duration>
    <meta:editing-cycles>2</meta:editing-cycles>
    <meta:generator>Collabora_Office/24.04.5.20240712$Linux_X86_64 LibreOffice_project/9880a99b86be361cc8cc526ef22c17c94c431595</meta:generator>
    <meta:document-statistic meta:table-count="0" meta:image-count="0" meta:object-count="0" meta:page-count="3" meta:paragraph-count="6" meta:word-count="1172" meta:character-count="6185" meta:non-whitespace-character-count="5023"/>
  </office:meta>
</office:document-meta>
</file>